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Sans" svg:font-family="'Lucida Sans', 'Lucida Sans Unicode', 'Lucida Grande', Verdana, Arial, Helvetica, sans-serif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text-properties fo:color="#4a5d75" style:font-name="Lucida Sans" fo:font-size="15.75pt" fo:font-weight="normal"/>
    </style:style>
    <style:style style:name="P2" style:family="paragraph" style:parent-style-name="Standard">
      <style:text-properties fo:background-color="#ffff66"/>
    </style:style>
    <style:style style:name="P3" style:family="paragraph" style:parent-style-name="Standard">
      <style:text-properties fo:background-color="#23b8dc"/>
    </style:style>
    <style:style style:name="P4" style:family="paragraph" style:parent-style-name="Standard">
      <style:text-properties fo:background-color="#3deb3d"/>
    </style:style>
    <style:style style:name="P5" style:family="paragraph" style:parent-style-name="Text_20_body" style:list-style-name="L1">
      <style:text-properties fo:background-color="#ffff66"/>
    </style:style>
    <style:style style:name="P6" style:family="paragraph" style:parent-style-name="Text_20_body" style:list-style-name="L1">
      <style:paragraph-properties fo:margin-top="0cm" fo:margin-bottom="0cm"/>
    </style:style>
    <style:style style:name="P7" style:family="paragraph" style:parent-style-name="Text_20_body" style:list-style-name="L1">
      <style:paragraph-properties fo:margin-top="0cm" fo:margin-bottom="0cm"/>
      <style:text-properties fo:background-color="#3deb3d"/>
    </style:style>
    <style:style style:name="P8" style:family="paragraph" style:parent-style-name="Text_20_body" style:list-style-name="L1">
      <style:paragraph-properties fo:margin-top="0cm" fo:margin-bottom="0cm"/>
      <style:text-properties fo:background-color="#ffff66"/>
    </style:style>
    <style:style style:name="P9" style:family="paragraph" style:parent-style-name="Text_20_body" style:list-style-name="L1">
      <style:paragraph-properties fo:margin-top="0cm" fo:margin-bottom="0cm"/>
      <style:text-properties fo:background-color="#23b8d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bookmark text:name="Poadavky_na_projekty"/>Požadavky na projekty</text:h>
      <text:list xml:id="list716726890" text:style-name="L1">
        <text:list-item>
          <text:p text:style-name="P7">Týmy 3-4 lidí, jeden z nich bude zodpovědný za vedení (problémy v týmu je nutné řešit včas s přednášejícími)</text:p>
        </text:list-item>
        <text:list-item>
          <text:p text:style-name="P7">Každý student si zřídí účet na github.com, zdrojové kódy projektu budou tamtéž</text:p>
        </text:list-item>
        <text:list-item>
          <text:p text:style-name="P7">Volba git workflow je na každém týmu, taktéž rozdělení prací na projektu</text:p>
        </text:list-item>
        <text:list-item>
          <text:p text:style-name="P8">Vytvořit krátkou specifikaci - textovou či s doprovodem UML diagramů</text:p>
        </text:list-item>
        <text:list-item>
          <text:p text:style-name="P7">Implementace třívrstvé aplikace</text:p>
          <text:list>
            <text:list-item>
              <text:p text:style-name="P7">Prezentační vrstva - JSF (volitelně použití knihovny RichFaces), hodnotit se bude funkcionalita, nikoliv grafické provedení</text:p>
            </text:list-item>
            <text:list-item>
              <text:p text:style-name="P7">Business vrstva - EJB</text:p>
            </text:list-item>
            <text:list-item>
              <text:p text:style-name="P7">Datová vrstva - perzistence pomocí JPA 2 nebo Infinispan (zde se očekává konfigurace Infinispan-u pro trvalé uložení dat)</text:p>
            </text:list-item>
          </text:list>
        </text:list-item>
        <text:list-item>
          <text:p text:style-name="P6">Aplikace bude používat CDI, není vhodné používat dependency injection definovanou v Java EE 5 (tzn. očekáváme i použití např. typově bezpečného persitence contextu)</text:p>
        </text:list-item>
        <text:list-item>
          <text:p text:style-name="P7">Aplikace bude plně zabezpečena, bude používat minimálně tři úrovně oprávnění (role)</text:p>
        </text:list-item>
        <text:list-item>
          <text:p text:style-name="P7">Datový model bude anotovaný pomocí Bean Validation - stačí použít předdefinované anotace, použití i vlastních omezení je plus</text:p>
        </text:list-item>
        <text:list-item>
          <text:p text:style-name="P6">Aplikace bude testovatelná (Arquillian)</text:p>
        </text:list-item>
        <text:list-item>
          <text:p text:style-name="P6">Aplikace bude nasazena v clusteru dvou uzlů a demonstrována její odolnost vůči výpadku jednoho z nich (lze simulovat na jednom počítači)</text:p>
        </text:list-item>
        <text:list-item>
          <text:p text:style-name="P6">Bude-li možné, bude aplikace nasazena v PaaS OpenShift. Nezdaří-li se nasazení, bude zdokumentována příčina.</text:p>
        </text:list-item>
        <text:list-item>
          <text:p text:style-name="P9">Volitelné - aplikace bude vystavovat rozhraní pro komunikaci mezi systémy (použití JAX-RS, JAX-WS)</text:p>
        </text:list-item>
        <text:list-item>
          <text:p text:style-name="P5">Každý projekt bude prezentován, studenti budou tázáni na části, které implementovali a technologie, které použili</text:p>
        </text:list-item>
      </text:list>
      <text:p text:style-name="Standard">*vysvětlivky</text:p>
      <text:p text:style-name="P2">nesouvisí čistě s implementací</text:p>
      <text:p text:style-name="P3">volitelné</text:p>
      <text:p text:style-name="P4">už hotov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ucida Sans" svg:font-family="'Lucida Sans', 'Lucida Sans Unicode', 'Lucida Grande', Verdana, Arial, Helvetica, sans-serif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a </meta:initial-creator>
    <meta:creation-date>2013-01-31T18:45:43</meta:creation-date>
    <dc:date>2013-02-04T16:01:47</dc:date>
    <dc:creator>papa 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21" meta:word-count="239" meta:character-count="1585" meta:non-whitespace-character-count="1383"/>
  </office:meta>
</office:document-meta>
</file>